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00b0f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9">
      <style:drawing-page-properties draw:fill="solid" draw:fill-color="#00b0f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00b0f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7">
      <style:drawing-page-properties draw:fill="solid" draw:fill-color="#00b0f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8" draw:name="Titre 1" svg:x="1.66667in" svg:y="1.76289in" svg:width="10in" svg:height="2.53333in" presentation:class="title" presentation:placeholder="false">
          <draw:text-box>
            <text:p text:style-name="a337" text:class-names="" text:cond-style-name=""><text:span text:style-name="a336" text:class-names="">PRESENTATION PROJET JAVASCRIPT</text:span></text:p>
          </draw:text-box>
          <svg:title/>
          <svg:desc/>
        </draw:frame>
        <draw:frame draw:id="id64" draw:style-name="a341" draw:name="ZoneTexte 3" svg:x="0.21111in" svg:y="0.28889in" svg:width="1.91729in" svg:height="0.40391in">
          <draw:text-box>
            <text:p text:style-name="a340" text:class-names="" text:cond-style-name=""><text:span text:style-name="a339" text:class-names="">Gloire Dianzenza</text:span></text:p>
          </draw:text-box>
          <svg:title/>
          <svg:desc/>
        </draw:frame>
      </draw:page>
      <draw:page draw:name="Slide2" draw:style-name="a342" draw:master-page-name="Master1-Layout2-obj-Titre-et-contenu" presentation:presentation-page-layout-name="Master1-PPL2" draw:id="Slide-257">
        <draw:frame draw:id="id65" draw:style-name="a376" draw:name="ZoneTexte 3" svg:x="0.4in" svg:y="0.51111in" svg:width="10.23229in" svg:height="4.94785in">
          <draw:text-box>
            <text:p text:style-name="a344" text:class-names="" text:cond-style-name=""><text:span text:style-name="a343" text:class-names="">SOMMAIRE :<text:s text:c="1"/></text:span></text:p>
            <text:list text:style-name="a350">
              <text:list-item>
                <text:p text:style-name="a349" text:class-names="" text:cond-style-name=""><text:span text:style-name="a345" text:class-names="">Introduction</text:span><text:span text:style-name="a346" text:class-names=""><text:s text:c="1"/></text:span><text:span text:style-name="a347" text:class-names="">Javascript</text:span><text:span text:style-name="a348" text:class-names=""/></text:p>
              </text:list-item>
            </text:list>
            <text:list text:style-name="a353">
              <text:list-item>
                <text:p text:style-name="a352" text:class-names="" text:cond-style-name=""><text:span text:style-name="a351" text:class-names="">Présentation projet</text:span></text:p>
              </text:list-item>
            </text:list>
            <text:list text:style-name="a359">
              <text:list-item>
                <text:p text:style-name="a358" text:class-names="" text:cond-style-name=""><text:span text:style-name="a354" text:class-names="">Présentation</text:span><text:span text:style-name="a355" text:class-names=""><text:s text:c="1"/></text:span><text:span text:style-name="a356" text:class-names="">HTML/CSS</text:span><text:span text:style-name="a357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0" text:class-names="">Explication</text:span><text:span text:style-name="a361" text:class-names=""><text:s text:c="1"/></text:span><text:span text:style-name="a362" text:class-names="">étapes</text:span><text:span text:style-name="a363" text:class-names=""><text:s text:c="1"/></text:span><text:span text:style-name="a364" text:class-names="">+</text:span><text:span text:style-name="a365" text:class-names=""><text:s text:c="1"/></text:span><text:span text:style-name="a366" text:class-names="">code</text:span><text:span text:style-name="a367" text:class-names=""><text:s text:c="1"/></text:span><text:span text:style-name="a368" text:class-names="">Javascript</text:span><text:span text:style-name="a369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2" text:class-names="">Conclusion</text:span><text:span text:style-name="a373" text:class-names=""/></text:p>
              </text:list-item>
            </text:list>
          </draw:text-box>
          <svg:title/>
          <svg:desc/>
        </draw:frame>
      </draw:page>
      <draw:page draw:name="Slide3" draw:style-name="a377" draw:master-page-name="Master1-Layout2-obj-Titre-et-contenu" presentation:presentation-page-layout-name="Master1-PPL2" draw:id="Slide-258">
        <draw:frame draw:id="id66" presentation:style-name="a382" draw:name="Titre 1" svg:x="0.91667in" svg:y="0.39931in" svg:width="11.5in" svg:height="1.44965in" presentation:class="title" presentation:placeholder="false">
          <draw:text-box>
            <text:p text:style-name="a381" text:class-names="" text:cond-style-name=""><text:span text:style-name="a378" text:class-names="">Javascrip</text:span><text:span text:style-name="a379" text:class-names="">t</text:span><text:span text:style-name="a380" text:class-names=""/></text:p>
          </draw:text-box>
          <svg:title/>
          <svg:desc/>
        </draw:frame>
        <draw:frame draw:id="id67" draw:style-name="a388" draw:name="ZoneTexte 3" svg:x="0.54445in" svg:y="2.3in" svg:width="12.62222in" svg:height="2.25514in">
          <draw:text-box>
            <text:p text:style-name="a384" text:class-names="" text:cond-style-name=""><text:span text:style-name="a383" text:class-names="">Langage de programmation utilisé pour implémenter des données dans le site web, mettre à jour le visuel ou effectuer<text:s text:c="1"/></text:span></text:p>
            <text:p text:style-name="a387" text:class-names="" text:cond-style-name=""><text:span text:style-name="a385" text:class-names="">d</text:span><text:span text:style-name="a386" text:class-names="">iverses fonctions, le tout dans le but d’ajouter du dynamisme au site.</text:span></text:p>
          </draw:text-box>
          <svg:title/>
          <svg:desc/>
        </draw:frame>
      </draw:page>
      <draw:page draw:name="Slide4" draw:style-name="a389" draw:master-page-name="Master1-Layout2-obj-Titre-et-contenu" presentation:presentation-page-layout-name="Master1-PPL2" draw:id="Slide-259">
        <draw:frame draw:id="id68" presentation:style-name="a393" draw:name="Titre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Pourquoi Javascript est essentiel ?</text:span><text:span text:style-name="a391" text:class-names=""/></text:p>
          </draw:text-box>
          <svg:title/>
          <svg:desc/>
        </draw:frame>
        <draw:frame draw:id="id69" presentation:style-name="a436" draw:name="Espace réservé du contenu 2" svg:x="0.91667in" svg:y="1.99653in" svg:width="11.5in" svg:height="4.7586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Flexible et polyvalent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Potentiel illimité</text:span></text:p>
              </text:list-item>
            </text:list>
            <text:list text:style-name="a407">
              <text:list-item>
                <text:p text:style-name="a406" text:class-names="" text:cond-style-name=""><text:span text:style-name="a400" text:class-names="">Front-end</text:span><text:span text:style-name="a401" text:class-names=""><text:s text:c="1"/></text:span><text:span text:style-name="a402" text:class-names="">et</text:span><text:span text:style-name="a403" text:class-names=""><text:s text:c="1"/></text:span><text:span text:style-name="a404" text:class-names="">back-end</text:span><text:span text:style-name="a40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08" text:class-names="">De nombreux<text:s text:c="1"/></text:span><text:span text:style-name="a409" text:class-names="">frameworks</text:span><text:span text:style-name="a410" text:class-names=""><text:s text:c="1"/>(</text:span><text:span text:style-name="a411" text:class-names="">React</text:span><text:span text:style-name="a412" text:class-names="">,</text:span><text:span text:style-name="a413" text:class-names=""><text:s text:c="1"/></text:span><text:span text:style-name="a414" text:class-names="">Angular</text:span><text:span text:style-name="a415" text:class-names="">,</text:span><text:span text:style-name="a416" text:class-names=""><text:s text:c="1"/></text:span><text:span text:style-name="a417" text:class-names="">Vue…)</text:span><text:span text:style-name="a418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Communauté très active</text:span><text:span text:style-name="a422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5" text:class-names="">Rajoute du dynamisme à la<text:s text:c="1"/></text:span><text:span text:style-name="a426" text:class-names="">page web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/07/2024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/07/2024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/07/2024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/07/2024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/07/2024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/07/2024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/07/2024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/07/2024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/07/2024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/07/2024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/07/2024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/07/2024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tagiaire 8 Poissy</meta:initial-creator>
    <dc:creator>Stagiaire 8 Poissy</dc:creator>
    <meta:creation-date>2024-07-15T08:02:41Z</meta:creation-date>
    <dc:date>2024-07-17T08:50:23Z</dc:date>
    <meta:editing-cycles>2</meta:editing-cycles>
    <meta:editing-duration>PT2010S</meta:editing-duration>
    <meta:document-statistic meta:paragraph-count="18" meta:word-count="89"/>
  </office:meta>
</office:document-meta>
</file>